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80000003885F3D479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79d1c" draw:textarea-horizontal-align="center" draw:textarea-vertical-align="middl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0084d1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c5000b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text-properties fo:font-family="'Yu Gothic UI'" style:font-family-generic="swiss" style:font-pitch="variable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family="'Yu Gothic UI Light'" style:font-family-generic="swiss" style:font-pitch="variable"/>
    </style:style>
    <style:style style:name="P4" style:family="paragraph">
      <style:text-properties fo:font-family="'Yu Gothic UI'" style:font-family-generic="swiss" style:font-pitch="variable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Yu Gothic UI'" style:font-family-generic="swiss" style:font-pitch="variable" fo:font-size="24pt" style:font-size-asian="24pt" style:font-size-complex="24pt"/>
    </style:style>
    <style:style style:name="T2" style:family="text">
      <style:text-properties fo:font-family="'Yu Gothic UI'" style:font-family-generic="swiss" style:font-pitch="variabl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1.373cm" svg:x="10.4cm" svg:y="4.9cm">
          <draw:text-box>
            <text:p text:style-name="P1"><text:span text:style-name="T1">The Garden of Eden</text:span></text:p>
          </draw:text-box>
        </draw:frame>
        <draw:line draw:style-name="gr2" draw:text-style-name="P2" draw:layer="layout" svg:x1="1cm" svg:y1="7.6cm" svg:x2="28.7cm" svg:y2="7.6cm">
          <text:p/>
        </draw:line>
        <draw:g>
          <draw:ellipse draw:style-name="gr3" draw:text-style-name="P2" draw:layer="layout" svg:width="2.555cm" svg:height="2.675cm" svg:x="13.445cm" svg:y="1.825cm">
            <text:p/>
          </draw:ellipse>
          <draw:frame draw:style-name="gr4" draw:text-style-name="P2" draw:layer="layout" svg:width="1.057cm" svg:height="1.481cm" svg:x="14.239cm" svg:y="2.471cm">
            <draw:image xlink:href="Pictures/10000201000000280000003885F3D479.png" xlink:type="simple" xlink:show="embed" xlink:actuate="onLoad">
              <text:p/>
            </draw:image>
          </draw:frame>
        </draw:g>
        <draw:frame draw:style-name="gr1" draw:text-style-name="P3" draw:layer="layout" svg:width="12.838cm" svg:height="1.094cm" svg:x="8cm" svg:y="6.3cm">
          <draw:text-box>
            <text:p text:style-name="P3">Natural Language Processing Research Project</text:p>
          </draw:text-box>
        </draw:frame>
        <draw:frame draw:style-name="gr1" draw:text-style-name="P4" draw:layer="layout" svg:width="7.123cm" svg:height="1.094cm" svg:x="11.484cm" svg:y="17.6cm">
          <draw:text-box>
            <text:p text:style-name="P4"><text:span text:style-name="T2">ALL LIVING CREATURES</text:span></text:p>
          </draw:text-box>
        </draw:frame>
        <draw:circle draw:style-name="gr5" draw:text-style-name="P2" draw:layer="layout" svg:width="1.5cm" svg:height="1.5cm" svg:x="8.7cm" svg:y="16.9cm">
          <text:p/>
        </draw:circle>
        <draw:circle draw:style-name="gr6" draw:text-style-name="P2" draw:layer="layout" svg:width="1.5cm" svg:height="1.5cm" svg:x="9.676cm" svg:y="17.406cm">
          <text:p/>
        </draw:circle>
        <draw:circle draw:style-name="gr3" draw:text-style-name="P2" draw:layer="layout" svg:width="1.5cm" svg:height="1.5cm" svg:x="8.7cm" svg:y="17.9cm">
          <text:p/>
        </draw:circle>
      </draw:page>
      <draw:page draw:name="page2" draw:style-name="dp1" draw:master-page-name="Default">
        <draw:rect draw:style-name="gr7" draw:text-style-name="P5" xml:id="id3" draw:id="id3" draw:layer="layout" svg:width="3cm" svg:height="3.5cm" svg:x="3.2cm" svg:y="9.9cm">
          <text:p text:style-name="P2"><text:span text:style-name="T3">The App</text:span></text:p>
          <text:p text:style-name="P2"><text:span text:style-name="T4">Input / output</text:span></text:p>
        </draw:rect>
        <draw:rect draw:style-name="gr7" draw:text-style-name="P5" xml:id="id1" draw:id="id1" draw:layer="layout" svg:width="3cm" svg:height="3.5cm" svg:x="11cm" svg:y="9.9cm">
          <text:p text:style-name="P2"><text:span text:style-name="T3">NlpParser</text:span></text:p>
          <text:p text:style-name="P2"><text:span text:style-name="T4">Text interpretation</text:span></text:p>
          <text:p text:style-name="P2"><text:span text:style-name="T4">Text generation</text:span></text:p>
        </draw:rect>
        <draw:rect draw:style-name="gr7" draw:text-style-name="P5" xml:id="id4" draw:id="id4" draw:layer="layout" svg:width="3cm" svg:height="3.5cm" svg:x="11cm" svg:y="4.8cm">
          <text:p text:style-name="P2"><text:span text:style-name="T3">Lexicon</text:span></text:p>
          <text:p text:style-name="P2"><text:span text:style-name="T4">NLP Dictionary</text:span></text:p>
        </draw:rect>
        <draw:rect draw:style-name="gr7" draw:text-style-name="P5" xml:id="id2" draw:id="id2" draw:layer="layout" svg:width="3cm" svg:height="3.5cm" svg:x="19.5cm" svg:y="10cm">
          <text:p text:style-name="P2"><text:span text:style-name="T3">ActuatorService</text:span></text:p>
          <text:p text:style-name="P2"><text:span text:style-name="T4">Actions</text:span></text:p>
        </draw:rect>
        <draw:rect draw:style-name="gr7" draw:text-style-name="P5" xml:id="id5" draw:id="id5" draw:layer="layout" svg:width="3cm" svg:height="3.5cm" svg:x="19.5cm" svg:y="15cm">
          <text:p text:style-name="P2"><text:span text:style-name="T4">Business</text:span></text:p>
          <text:p text:style-name="P2"><text:span text:style-name="T4">Domain</text:span></text:p>
          <text:p text:style-name="P2"><text:span text:style-name="T4">Representation</text:span></text:p>
        </draw:rect>
        <draw:circle draw:style-name="gr8" draw:text-style-name="P2" xml:id="id6" draw:id="id6" draw:layer="layout" svg:width="1.5cm" svg:height="1.5cm" svg:x="18.5cm" svg:y="5cm">
          <text:p/>
        </draw:circle>
        <draw:circle draw:style-name="gr8" draw:text-style-name="P2" xml:id="id7" draw:id="id7" draw:layer="layout" svg:width="1.5cm" svg:height="1.5cm" svg:x="21.5cm" svg:y="6cm">
          <text:p/>
        </draw:circle>
        <draw:connector draw:style-name="gr9" draw:text-style-name="P2" draw:layer="layout" draw:type="line" svg:x1="14cm" svg:y1="11.65cm" svg:x2="19.5cm" svg:y2="11.75cm" draw:start-shape="id1" draw:start-glue-point="1" draw:end-shape="id2" draw:end-glue-point="3" svg:d="M14000 11650l5500 100">
          <text:p/>
        </draw:connector>
        <draw:connector draw:style-name="gr9" draw:text-style-name="P2" draw:layer="layout" draw:type="line" svg:x1="6.2cm" svg:y1="11.65cm" svg:x2="11cm" svg:y2="11.65cm" draw:start-shape="id3" draw:start-glue-point="1" draw:end-shape="id1" draw:end-glue-point="3" svg:d="M6200 11650h4800">
          <text:p/>
        </draw:connector>
        <draw:connector draw:style-name="gr10" draw:text-style-name="P2" draw:layer="layout" draw:type="line" svg:x1="12.5cm" svg:y1="8.3cm" svg:x2="12.5cm" svg:y2="9.9cm" draw:start-shape="id4" draw:start-glue-point="2" draw:end-shape="id1" svg:d="M12500 8300v1600">
          <text:p/>
        </draw:connector>
        <draw:connector draw:style-name="gr9" draw:text-style-name="P2" draw:layer="layout" draw:type="line" svg:x1="21cm" svg:y1="15cm" svg:x2="21cm" svg:y2="13.5cm" draw:start-shape="id5" draw:start-glue-point="0" draw:end-shape="id2" draw:end-glue-point="2" svg:d="M21000 15000v-1500">
          <text:p/>
        </draw:connector>
        <draw:connector draw:style-name="gr9" draw:text-style-name="P2" draw:layer="layout" draw:type="line" svg:x1="19.25cm" svg:y1="6.5cm" svg:x2="21cm" svg:y2="10cm" draw:start-shape="id6" draw:start-glue-point="2" draw:end-shape="id2" draw:end-glue-point="0" svg:d="M19250 6500l1750 3500">
          <text:p/>
        </draw:connector>
        <draw:connector draw:style-name="gr9" draw:text-style-name="P2" draw:layer="layout" draw:type="line" svg:x1="22.25cm" svg:y1="7.5cm" svg:x2="21cm" svg:y2="10cm" draw:start-shape="id7" draw:start-glue-point="2" draw:end-shape="id2" svg:d="M22250 7500l-125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e6e6e6" draw:start-intensity="100%" draw:end-intensity="100%" draw:angle="300" draw:border="7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H25M8S</meta:editing-duration>
    <meta:editing-cycles>34</meta:editing-cycles>
    <meta:generator>OpenOffice/4.1.6$Win32 OpenOffice.org_project/416m1$Build-9790</meta:generator>
    <dc:date>2021-04-13T07:06:27.57</dc:date>
    <dc:creator>Michał Hauzer</dc:creator>
    <meta:document-statistic meta:object-count="23"/>
  </office:meta>
</office:document-meta>
</file>